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9de2d" officeooo:paragraph-rsid="0009de2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e34d7" officeooo:paragraph-rsid="000e34d7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f93bd" officeooo:paragraph-rsid="000f93b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31d04" officeooo:paragraph-rsid="00131d0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09de2d" officeooo:paragraph-rsid="0009de2d"/>
    </style:style>
    <style:style style:name="P6" style:family="paragraph" style:parent-style-name="Standard">
      <style:paragraph-properties fo:text-align="center" style:justify-single-word="false"/>
      <style:text-properties officeooo:rsid="0009de2d" officeooo:paragraph-rsid="0009de2d"/>
    </style:style>
    <style:style style:name="P7" style:family="paragraph" style:parent-style-name="Standard">
      <style:paragraph-properties fo:text-align="justify" style:justify-single-word="false"/>
      <style:text-properties officeooo:rsid="000ab9bf" officeooo:paragraph-rsid="000ab9bf"/>
    </style:style>
    <style:style style:name="P8" style:family="paragraph" style:parent-style-name="Standard">
      <style:paragraph-properties fo:text-align="justify" style:justify-single-word="false"/>
      <style:text-properties fo:font-size="18pt" fo:font-weight="bold" officeooo:rsid="0009de2d" officeooo:paragraph-rsid="0009de2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8pt" fo:font-weight="bold" officeooo:rsid="000e34d7" officeooo:paragraph-rsid="000e34d7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e34d7" officeooo:paragraph-rsid="000e34d7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f93bd" officeooo:paragraph-rsid="000f93b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304d" style:font-weight-asian="normal" style:font-weight-complex="normal"/>
    </style:style>
    <style:style style:name="T4" style:family="text">
      <style:text-properties fo:font-weight="normal" officeooo:rsid="00131d04" style:font-weight-asian="normal" style:font-weight-complex="normal"/>
    </style:style>
    <style:style style:name="T5" style:family="text">
      <style:text-properties fo:font-weight="normal" officeooo:rsid="00146f5e" style:font-weight-asian="normal" style:font-weight-complex="normal"/>
    </style:style>
    <style:style style:name="T6" style:family="text">
      <style:text-properties officeooo:rsid="000ec8ca"/>
    </style:style>
    <style:style style:name="T7" style:family="text">
      <style:text-properties officeooo:rsid="00146f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ngenharia de Software – Revisão para a Prova 01</text:p>
      <text:p text:style-name="P5"/>
      <text:p text:style-name="P6">Revisão – Aulas 01 e 02</text:p>
      <text:p text:style-name="P5"/>
      <text:p text:style-name="P8">INTRODUÇÃO</text:p>
      <text:p text:style-name="P5"/>
      <text:p text:style-name="P1">O que é Engenharia de Software?</text:p>
      <text:p text:style-name="P1"/>
      <text:p text:style-name="P5">É uma engenharia que estuda como um software deve ser projetado, desde aspectos como planejamento, desenvolvimento e até manutenção do software.</text:p>
      <text:p text:style-name="P5"/>
      <text:p text:style-name="P1">Por que a Engenharia de Software foi criada?</text:p>
      <text:p text:style-name="P5"/>
      <text:p text:style-name="P5">Antigamente, houve o que hoje em dia chamamos de Crise de Software. Os grandes softwares costumavam naquela época não serem muito flexíveis, como por exemplo: costumavam <text:span text:style-name="T1">atrasar</text:span>, não <text:span text:style-name="T1">entregavam</text:span> tudo que o cliente pedia, <text:span text:style-name="T1">custavam</text:span> mais do que o esperado e não eram <text:span text:style-name="T1">confiáveis</text:span>. <text:span text:style-name="T1">A solução para isso foi a criação de processos sistematizados</text:span> para produzir o software, educar as pessoas sobre o que é desenvolver um software e como isso deve ser feito, assim surge na década de 70 a Enegenharia de Software.</text:p>
      <text:p text:style-name="P5"/>
      <text:p text:style-name="P5">Objetivo da Engenharia de Software: Realizar o desenvolvimento de software profissional, por meio de técnicas de especificação, projeto e manutenção (evolução) de programas.</text:p>
      <text:p text:style-name="P5"/>
      <text:p text:style-name="P1">A engenharia de software é importante?</text:p>
      <text:p text:style-name="P5"/>
      <text:p text:style-name="P5">Sim, pois cada vez mais indivíduos dependem de sistemas e geralmente é mais barato a longo prazo pois junto com seus métodos sistematizados pode-se previnir diversos erros.</text:p>
      <text:p text:style-name="P5"/>
      <text:p text:style-name="P1">Principais atividades da Engenharia de Software </text:p>
      <text:p text:style-name="P5"/>
      <text:p text:style-name="P5"><text:span text:style-name="T1">Especificação</text:span>: Define o que o sistema irá fazer, além das restrições do software.</text:p>
      <text:p text:style-name="P5"><text:span text:style-name="T1">Desenvolvimento</text:span>: Software é desenvolvido com base na especificação.</text:p>
      <text:p text:style-name="P5"><text:span text:style-name="T1">Validação</text:span>: O software deve ser testado para garantir as demandas do cliente.</text:p>
      <text:p text:style-name="P5"><text:span text:style-name="T1">Evolução</text:span>: Deve ser evoluido para atender as demandas do cliente.</text:p>
      <text:p text:style-name="P5"/>
      <text:p text:style-name="P1">Atributos essenciais de um bom softwares</text:p>
      <text:p text:style-name="P5"/>
      <text:p text:style-name="P5"><text:span text:style-name="T1">Manutenibilidade</text:span>: Um software é considerado bom quando pode ser evoluido de acordo com as necessidades do cliente.</text:p>
      <text:p text:style-name="P5"><text:span text:style-name="T1">Confiança</text:span>: Quando possui características como proteção e segurança.</text:p>
      <text:p text:style-name="P5"><text:span text:style-name="T1">Eficiência</text:span>: Quando possui características onde não deve desperdiçar recursos do processador.</text:p>
      <text:p text:style-name="P5"><text:span text:style-name="T1">Aceitabilidade</text:span>: Deve ser aceitável para o usuário.</text:p>
      <text:p text:style-name="P5"/>
      <text:p text:style-name="P1">Tipos de produtos de software</text:p>
      <text:p text:style-name="P5"/>
      <text:p text:style-name="P7"><text:span text:style-name="T1">Produtos</text:span> <text:span text:style-name="T1">genéricos</text:span>: Produtos desenvolvidos por uma organização e vendidos para qualquer cliente interessado.</text:p>
      <text:p text:style-name="P7"><text:span text:style-name="T1">Produtos</text:span> <text:span text:style-name="T1">sob</text:span> <text:span text:style-name="T1">encomenda</text:span>: Produtos desenvolvidos para qualquer cliente em particular.</text:p>
      <text:p text:style-name="P7"/>
      <text:p text:style-name="P2">Fundamentos da Engenharia de Software <text:s/>para todos os tipos de softwares possíveis</text:p>
      <text:p text:style-name="P2"/>
      <text:p text:style-name="P2">1. <text:span text:style-name="T2">Devem ser desenvolvidos em um processo sistematizado;</text:span></text:p>
      <text:p text:style-name="P2"><text:soft-page-break/>2. <text:span text:style-name="T2">Devem ser confiantes e possuir um bom desempenho;</text:span></text:p>
      <text:p text:style-name="P2">3. <text:span text:style-name="T2">Entender e administrar os requisitos do software;</text:span></text:p>
      <text:p text:style-name="P2">4. <text:span text:style-name="T2">O software deve fazer o melhor uso dos recursos disponíveis.</text:span></text:p>
      <text:p text:style-name="P2"><text:span text:style-name="T2"/></text:p>
      <text:p text:style-name="P9">PROCESSO DE SOFTWARE</text:p>
      <text:p text:style-name="P9"/>
      <text:p text:style-name="P10">O processo de software é um <text:span text:style-name="T1">conjunto de atividades sistemáticas</text:span>, <text:span text:style-name="T6">intercalados em sequências de atividades técnicas,</text:span> que levam a produção de um software.</text:p>
      <text:p text:style-name="P10"/>
      <text:p text:style-name="P11">Um processo de software pode incluir:</text:p>
      <text:p text:style-name="P11"/>
      <text:p text:style-name="P3">1. Atividades: <text:span text:style-name="T2">Afazeres;</text:span></text:p>
      <text:p text:style-name="P3">2. Produtos: <text:span text:style-name="T2">O resultado das atividades;</text:span></text:p>
      <text:p text:style-name="P3">3. Papeis: <text:span text:style-name="T2">Responsabilidade das pessoas envolvidas;</text:span></text:p>
      <text:p text:style-name="P3">4. Pré <text:s/>e pós <text:s/>condições: <text:span text:style-name="T3">Declaração do antes e depois d</text:span><text:span text:style-name="T4">as atividades.</text:span></text:p>
      <text:p text:style-name="P3"><text:span text:style-name="T4"/></text:p>
      <text:p text:style-name="P4"><text:span text:style-name="T2">Um processo de software pode ser dividido em:</text:span></text:p>
      <text:p text:style-name="P4"><text:span text:style-name="T2"/></text:p>
      <text:p text:style-name="P4">Processo de software preditivo: <text:span text:style-name="T2">É um processo bem documentado, as atividades são planejadas com antecedência e o progresso é avaliado com o planejamento inicial.</text:span></text:p>
      <text:p text:style-name="P4">Processo àgeis: <text:span text:style-name="T5">O processo é gradativo (incremental), mais fácil de alterar o projeto para as necessidades dos clientes.</text:span></text:p>
      <text:p text:style-name="P4"><text:span text:style-name="T5"/></text:p>
      <text:p text:style-name="P4"><text:span text:style-name="T5"/></text:p>
      <text:p text:style-name="P10"/>
      <text:p text:style-name="P10"/>
      <text:p text:style-name="P2"/>
      <text:p text:style-name="P7"/>
      <text:p text:style-name="P7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20:02:46.863000000</meta:creation-date>
    <dc:date>2019-04-10T21:38:16.247000000</dc:date>
    <meta:editing-duration>PT23M28S</meta:editing-duration>
    <meta:editing-cycles>8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38" meta:word-count="472" meta:character-count="3127" meta:non-whitespace-character-count="2687"/>
  </office:meta>
</office:document-meta>
</file>